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463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ijoté de Poulet Sucré-Salé aux Amandes</text:h>
      <text:h text:style-name="Heading_20_4" text:outline-level="4">avec du persil, un confit d'abricot &amp; de la semoule</text:h>
      <text:p text:style-name="Text_20_body"><text:span text:style-name="Strong_20_Emphasis">Rapide</text:span></text:p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5-35 min</text:p>
        </text:list-item>
        <text:list-item>
          <text:p text:style-name="P2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Sauteuse</text:p>
        </text:list-item>
        <text:list-item>
          <text:p text:style-name="P4">Casserole avec couverc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Mélange d'épices du Moyen-Orient</text:span> : 1 sachet(s)</text:p>
        </text:list-item>
        <text:list-item>
          <text:p text:style-name="P8"><text:span text:style-name="Strong_20_Emphasis">Semoule</text:span> : 150 g</text:p>
        </text:list-item>
        <text:list-item>
          <text:p text:style-name="P8"><text:span text:style-name="Strong_20_Emphasis">Gousse d'ail</text:span> : 1 pièce(s)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Persil</text:span> : 1/2 sachet(s)</text:p>
        </text:list-item>
        <text:list-item>
          <text:p text:style-name="P8"><text:span text:style-name="Strong_20_Emphasis">Poivron</text:span> : 1 pièce(s)</text:p>
        </text:list-item>
        <text:list-item>
          <text:p text:style-name="P8"><text:span text:style-name="Strong_20_Emphasis">Filet de poulet</text:span> : 2 pièce(s)</text:p>
        </text:list-item>
        <text:list-item>
          <text:p text:style-name="P8"><text:span text:style-name="Strong_20_Emphasis">Crème liquide</text:span> : 1 paquet(s)</text:p>
        </text:list-item>
        <text:list-item>
          <text:p text:style-name="P8"><text:span text:style-name="Strong_20_Emphasis">Chutney d'abricots</text:span> : 1 sachet(s)</text:p>
        </text:list-item>
        <text:list-item>
          <text:p text:style-name="P8"><text:span text:style-name="Strong_20_Emphasis">Amandes effilées</text:span> : 1 sachet(s)</text:p>
        </text:list-item>
        <text:list-item>
          <text:p text:style-name="P8"><text:span text:style-name="Strong_20_Emphasis">Bouillon de volaille</text:span> : à préparer avec de l'eau chaude</text:p>
        </text:list-item>
        <text:list-item>
          <text:p text:style-name="P8"><text:span text:style-name="Strong_20_Emphasis">Beurre</text:span> : 1 cs</text:p>
        </text:list-item>
        <text:list-item>
          <text:p text:style-name="P8"><text:span text:style-name="Strong_20_Emphasis">Huile d'olive</text:span> : 3 cs</text:p>
        </text:list-item>
        <text:list-item>
          <text:p text:style-name="P8"><text:span text:style-name="Strong_20_Emphasis">Vinaigre balsamique blanc ou de riz</text:span> : 2 cc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Mise en place :</text:h>
      <text:list text:style-name="L5">
        <text:list-item>
          <text:p text:style-name="P10">Préparez le bouillon avec de l'eau chaude.</text:p>
        </text:list-item>
        <text:list-item>
          <text:p text:style-name="P10"><text:soft-page-break/>Ciselez l'ail.</text:p>
        </text:list-item>
        <text:list-item>
          <text:p text:style-name="P10">Coupez l'oignon en fines demi-lunes.</text:p>
        </text:list-item>
        <text:list-item>
          <text:p text:style-name="P10">Effeuillez et ciselez le persil.</text:p>
        </text:list-item>
        <text:list-item>
          <text:p text:style-name="P10">Épépinez et coupez le poivron en fines lanières de 5 mm.</text:p>
        </text:list-item>
        <text:list-item>
          <text:p text:style-name="P9">Coupez le poulet en dés de 1.5 cm.</text:p>
        </text:list-item>
      </text:list>
      <text:h text:style-name="Heading_20_4" text:outline-level="4">Cuisson de la semoule :</text:h>
      <text:list text:style-name="L6">
        <text:list-item>
          <text:p text:style-name="P12">Faites fondre le beurre avec 1/2 cc d'épices du Moyen-Orient par personne dans une casserole à feu moyen-vif.</text:p>
        </text:list-item>
        <text:list-item>
          <text:p text:style-name="P12">Quand le beurre commence à mousser, ajoutez-y la semoule et le bouillon. Mélangez bien.</text:p>
        </text:list-item>
        <text:list-item>
          <text:p text:style-name="P11">Couvrez et laissez reposer quelques minutes, ou jusqu'à ce que la semoule gonfle et que toute l'eau ait été absorbée.</text:p>
        </text:list-item>
      </text:list>
      <text:h text:style-name="Heading_20_4" text:outline-level="4">Cuire la viande :</text:h>
      <text:list text:style-name="L7">
        <text:list-item>
          <text:p text:style-name="P14">Faites chauffer un petit filet d'huile d'olive à feu moyen-vif dans une sauteuse.</text:p>
        </text:list-item>
        <text:list-item>
          <text:p text:style-name="P14">Ajoutez-y le poulet et faites-le dorer 2-3 min de tous les côtés. Il ne doit pas encore être tout à fait cuit à ce stade.</text:p>
        </text:list-item>
        <text:list-item>
          <text:p text:style-name="P13">Ôtez-le de la sauteuse et conservez-la pour l'étape suivante.</text:p>
        </text:list-item>
      </text:list>
      <text:h text:style-name="Heading_20_4" text:outline-level="4">Mélanger :</text:h>
      <text:list text:style-name="L8">
        <text:list-item>
          <text:p text:style-name="P16">Faites à nouveau chauffer la sauteuse du poulet à feu vif avec un filet d'huile d'olive.</text:p>
        </text:list-item>
        <text:list-item>
          <text:p text:style-name="P16">Ajoutez-y l'oignon et le poivron. Faites-les revenir 4-6 min, ou jusqu'à ce qu'ils soient dorés et fondants.</text:p>
        </text:list-item>
        <text:list-item>
          <text:p text:style-name="P16">Baissez le feu sur moyen, ajoutez 1/2 cc d'épices du Moyen-Orient par personne et l'ail. Poursuivez la cuisson 1 min.</text:p>
        </text:list-item>
        <text:list-item>
          <text:p text:style-name="P16">Déglacez en versant 1 cc de vinaigre balsamique blanc par personne.</text:p>
        </text:list-item>
        <text:list-item>
          <text:p text:style-name="P15">Ajoutez le poulet, la crème et le chutney d'abricots. Faites réduire 2-3 min, ou jusqu'à obtenir une sauce un peu épaisse. Salez et poivrez.</text:p>
        </text:list-item>
      </text:list>
      <text:h text:style-name="Heading_20_4" text:outline-level="4">Finir et servir :</text:h>
      <text:list text:style-name="L9">
        <text:list-item>
          <text:p text:style-name="P18">Ajustez la consistance de la sauce si nécessaire : si elle est trop épaisse, ajoutez un petit peu d'eau, sinon faites la réduire quelques minutes supplémentaires.</text:p>
        </text:list-item>
        <text:list-item>
          <text:p text:style-name="P18">Égrainez la semoule avec une fourchette, ajoutez-y un filet d'huile d'olive et mélangez.</text:p>
        </text:list-item>
        <text:list-item>
          <text:p text:style-name="P17">Servez la semoule dans les assiettes. Ajoutez le mijoté de poulet par-dessus. Saupoudrez de persil et d'amandes effilées. A vos fourchettes!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10">
        <text:list-item>
          <text:p text:style-name="P20"><text:span text:style-name="Strong_20_Emphasis">Énergie (kJ/kcal)</text:span> : 3201/765</text:p>
        </text:list-item>
        <text:list-item>
          <text:p text:style-name="P20"><text:span text:style-name="Strong_20_Emphasis">Lipides total (g)</text:span> : 42</text:p>
        </text:list-item>
        <text:list-item>
          <text:p text:style-name="P20"><text:span text:style-name="Strong_20_Emphasis">Dont saturés (g)</text:span> : 16,1</text:p>
        </text:list-item>
        <text:list-item>
          <text:p text:style-name="P20"><text:span text:style-name="Strong_20_Emphasis">Glucides (g)</text:span> : 59</text:p>
        </text:list-item>
        <text:list-item>
          <text:p text:style-name="P20"><text:span text:style-name="Strong_20_Emphasis">Dont sucres (g)</text:span> : 18,3</text:p>
        </text:list-item>
        <text:list-item>
          <text:p text:style-name="P20"><text:soft-page-break/><text:span text:style-name="Strong_20_Emphasis">Fibres (g)</text:span> : 7</text:p>
        </text:list-item>
        <text:list-item>
          <text:p text:style-name="P20"><text:span text:style-name="Strong_20_Emphasis">Protéines (g)</text:span> : 37</text:p>
        </text:list-item>
        <text:list-item>
          <text:p text:style-name="P19"><text:span text:style-name="Strong_20_Emphasis">Sel (g)</text:span> : 2,2</text:p>
        </text:list-item>
      </text:list>
      <text:p text:style-name="Text_20_body"><text:span text:style-name="Strong_20_Emphasis">Pour 100 g :</text:span></text:p>
      <text:list text:style-name="L11">
        <text:list-item>
          <text:p text:style-name="P22"><text:span text:style-name="Strong_20_Emphasis">Énergie (kJ/kcal)</text:span> : 602/144</text:p>
        </text:list-item>
        <text:list-item>
          <text:p text:style-name="P22"><text:span text:style-name="Strong_20_Emphasis">Lipides total (g)</text:span> : 8</text:p>
        </text:list-item>
        <text:list-item>
          <text:p text:style-name="P22"><text:span text:style-name="Strong_20_Emphasis">Dont saturés (g)</text:span> : 3,0</text:p>
        </text:list-item>
        <text:list-item>
          <text:p text:style-name="P22"><text:span text:style-name="Strong_20_Emphasis">Glucides (g)</text:span> : 11</text:p>
        </text:list-item>
        <text:list-item>
          <text:p text:style-name="P22"><text:span text:style-name="Strong_20_Emphasis">Dont sucres (g)</text:span> : 3,4</text:p>
        </text:list-item>
        <text:list-item>
          <text:p text:style-name="P22"><text:span text:style-name="Strong_20_Emphasis">Fibres (g)</text:span> : 1</text:p>
        </text:list-item>
        <text:list-item>
          <text:p text:style-name="P22"><text:span text:style-name="Strong_20_Emphasis">Protéines (g)</text:span> : 7</text:p>
        </text:list-item>
        <text:list-item>
          <text:p text:style-name="P21"><text:span text:style-name="Strong_20_Emphasis">Sel (g)</text:span> : 0,4</text:p>
        </text:list-item>
      </text:list>
      <text:p text:style-name="Horizontal_20_Line"/>
      <text:h text:style-name="Heading_20_3" text:outline-level="3">Allergènes :</text:h>
      <text:list text:style-name="L12">
        <text:list-item>
          <text:p text:style-name="P24"><text:span text:style-name="Strong_20_Emphasis">Mélange d'épices du Moyen-Orient</text:span> : Peut contenir du gluten</text:p>
        </text:list-item>
        <text:list-item>
          <text:p text:style-name="P24"><text:span text:style-name="Strong_20_Emphasis">Chutney d'abricots</text:span> : Contient des sulfites</text:p>
        </text:list-item>
        <text:list-item>
          <text:p text:style-name="P23"><text:span text:style-name="Strong_20_Emphasis">Amandes effilées</text:span> : Contient des fruits à coque</text:p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6:50:09.241266001</dc:date>
    <meta:editing-duration>PT7M8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76" meta:word-count="597" meta:character-count="3068" meta:non-whitespace-character-count="2606"/>
  </office:meta>
</office:document-meta>
</file>